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08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3.392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2.688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47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9">
      <style:table-cell-properties fo:padding="0.071cm"/>
    </style:style>
    <style:style style:name="ce5" style:family="table-cell" style:parent-style-name="Default" style:data-style-name="N61">
      <style:table-cell-properties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office:value-type="string">
            <text:p>ZJets 13 TeV (M &gt; 50 GeV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sample</text:p>
          </table:table-cell>
          <table:table-cell office:value-type="string">
            <text:p>Xsection (LO, PREP) [pb]</text:p>
          </table:table-cell>
          <table:table-cell office:value-type="string">
            <text:p>NeventsDBS</text:p>
          </table:table-cell>
          <table:table-cell office:value-type="string">
            <text:p>Nprocessed</text:p>
          </table:table-cell>
          <table:table-cell office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JetsToLL_M-50_TuneCUETP8M1_13TeV-madgraphMLM-pythia8</text:p>
          </table:table-cell>
          <table:table-cell table:style-name="ce3" office:value-type="float" office:value="4954">
            <text:p>4954.0</text:p>
          </table:table-cell>
          <table:table-cell table:style-name="ce6" table:formula="of:=49453487+50645463" office:value-type="float" office:value="100098950">
            <text:p>100098950</text:p>
          </table:table-cell>
          <table:table-cell table:style-name="ce8" table:formula="of:=[.C4]" office:value-type="float" office:value="100098950">
            <text:p>100098950</text:p>
          </table:table-cell>
          <table:table-cell table:formula="of:=[.D4]/[.B4]" office:value-type="float" office:value="20205.6822769479">
            <text:p>20205.68227694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1JetsToLL_M-50_TuneCUETP8M1_13TeV-madgraphMLM-pythia8</text:p>
          </table:table-cell>
          <table:table-cell table:style-name="ce3" table:formula="of:=[.B4]*0.204374" office:value-type="float" office:value="1012.468796">
            <text:p>1012.5</text:p>
          </table:table-cell>
          <table:table-cell table:style-name="ce7" office:value-type="float" office:value="66005667">
            <text:p>66005667</text:p>
          </table:table-cell>
          <table:table-cell table:formula="of:=[.C5]" office:value-type="float" office:value="66005667">
            <text:p>66005667</text:p>
          </table:table-cell>
          <table:table-cell table:formula="of:=[.D5]/[.B5]" office:value-type="float" office:value="65192.7913835677">
            <text:p>65192.79138356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2JetsToLL_M-50_TuneCUETP8M1_13TeV-madgraphMLM-pythia8</text:p>
          </table:table-cell>
          <table:table-cell table:style-name="ce3" table:formula="of:=[.B4]*0.0671836" office:value-type="float" office:value="332.8275544">
            <text:p>332.8</text:p>
          </table:table-cell>
          <table:table-cell table:style-name="ce6" office:value-type="float" office:value="45414763">
            <text:p>45414763</text:p>
          </table:table-cell>
          <table:table-cell table:formula="of:=[.C6]" office:value-type="float" office:value="45414763">
            <text:p>45414763</text:p>
          </table:table-cell>
          <table:table-cell table:formula="of:=[.D6]/[.B6]" office:value-type="float" office:value="136451.331626886">
            <text:p>136451.33162688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3JetsToLL_M-50_TuneCUETP8M1_13TeV-madgraphMLM-pythia8</text:p>
          </table:table-cell>
          <table:table-cell table:style-name="ce3" table:formula="of:=[.B4]*0.0205415" office:value-type="float" office:value="101.762591">
            <text:p>101.8</text:p>
          </table:table-cell>
          <table:table-cell table:style-name="ce6" office:value-type="float" office:value="5218008">
            <text:p>5218008</text:p>
          </table:table-cell>
          <table:table-cell table:formula="of:=[.C7]" office:value-type="float" office:value="5218008">
            <text:p>5218008</text:p>
          </table:table-cell>
          <table:table-cell table:formula="of:=[.D7]/[.B7]" office:value-type="float" office:value="51276.2887493696">
            <text:p>51276.288749369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4JetsToLL_M-50_TuneCUETP8M1_13TeV-madgraphMLM-pythia8</text:p>
          </table:table-cell>
          <table:table-cell table:style-name="ce3" table:formula="of:=[.B4]*0.0110539" office:value-type="float" office:value="54.7610206">
            <text:p>54.8</text:p>
          </table:table-cell>
          <table:table-cell table:style-name="ce6" office:value-type="float" office:value="0">
            <text:p>0</text:p>
          </table:table-cell>
          <table:table-cell table:formula="of:=[.C8]" office:value-type="float" office:value="0">
            <text:p>0</text:p>
          </table:table-cell>
          <table:table-cell table:formula="of:=[.D8]/[.B8]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/DYJetsToLL_M-150_TuneCUETP8M1_13TeV-madgraphMLM-pythia8</text:p>
          </table:table-cell>
          <table:table-cell table:style-name="ce3" office:value-type="float" office:value="6.657">
            <text:p>6.7</text:p>
          </table:table-cell>
          <table:table-cell table:style-name="ce6" office:value-type="float" office:value="0">
            <text:p>0</text:p>
          </table:table-cell>
          <table:table-cell table:formula="of:=[.C9]" office:value-type="float" office:value="0">
            <text:p>0</text:p>
          </table:table-cell>
          <table:table-cell table:formula="of:=[.D9]/[.B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NLO Xsection [pb]</text:p>
          </table:table-cell>
          <table:table-cell office:value-type="float" office:value="5765.4">
            <text:p>5765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 to NNLO correction factor</text:p>
          </table:table-cell>
          <table:table-cell table:formula="of:=[.B11]/[.B4]" office:value-type="float" office:value="1.16378683891805">
            <text:p>1.16378683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zed luminosity (data) [fb^-1]</text:p>
          </table:table-cell>
          <table:table-cell table:formula="of:=1/1000" office:value-type="float" office:value="0.001">
            <text:p>0.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jet bin</text:p>
          </table:table-cell>
          <table:table-cell office:value-type="string">
            <text:p>weight (Z-&gt;tautau)</text:p>
          </table:table-cell>
          <table:table-cell office:value-type="string">
            <text:p>weight (Z-&gt;ee, mumu)</text:p>
          </table:table-cell>
          <table:table-cell table:number-columns-repeated="1021"/>
        </table:table-row>
        <table:table-row table:style-name="ro1">
          <table:table-cell office:value-type="string">
            <text:p>= 0 (M_ll &lt; 150 GeV)</text:p>
          </table:table-cell>
          <table:table-cell table:style-name="ce4" table:formula="of:=[.B15]*[.B13]*1000/([.E4])" office:value-type="float" office:value="0.0000575970077608207">
            <text:p>5.75970078E-05</text:p>
          </table:table-cell>
          <table:table-cell table:style-name="ce4" table:formula="of:=[.B15]*[.B13]*1000/([.E4])" office:value-type="float" office:value="0.0000575970077608207">
            <text:p>5.75970078E-05</text:p>
          </table:table-cell>
          <table:table-cell/>
          <table:table-cell office:value-type="string">
            <text:p>= 0 (M_ll &gt; 150 GeV)</text:p>
          </table:table-cell>
          <table:table-cell table:style-name="ce4" office:value-type="float" office:value="0.00125469131932252">
            <text:p>1.25469132E-03</text:p>
          </table:table-cell>
          <table:table-cell table:style-name="ce5" office:value-type="float" office:value="0.117315803668195">
            <text:p>1.17E-01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= 1 (M_ll &gt; 150 GeV)</text:p>
          </table:table-cell>
          <table:table-cell table:style-name="ce4" office:value-type="float" office:value="0.00117290378099402">
            <text:p>1.17290378E-03</text:p>
          </table:table-cell>
          <table:table-cell table:style-name="ce5" office:value-type="float" office:value="0.0156006060438028">
            <text:p>1.56E-02</text:p>
          </table:table-cell>
          <table:table-cell table:number-columns-repeated="1017"/>
        </table:table-row>
        <table:table-row table:style-name="ro1">
          <table:table-cell office:value-type="string">
            <text:p>= 1 (M_ll &lt; 150 GeV)</text:p>
          </table:table-cell>
          <table:table-cell table:style-name="ce4" table:formula="of:=[.B15]*[.B13]*1000/([.E4]+[.E5])" office:value-type="float" office:value="0.0000136277241153565">
            <text:p>1.36277241E-05</text:p>
          </table:table-cell>
          <table:table-cell table:style-name="ce4" table:formula="of:=[.B15]*[.B13]*1000/([.E4]+[.E5])" office:value-type="float" office:value="0.0000136277241153565">
            <text:p>1.36277241E-05</text:p>
          </table:table-cell>
          <table:table-cell/>
          <table:table-cell office:value-type="string">
            <text:p>= 2 (M_ll &gt; 150 GeV)</text:p>
          </table:table-cell>
          <table:table-cell table:style-name="ce4" office:value-type="float" office:value="0.00117845742224152">
            <text:p>1.17845742E-03</text:p>
          </table:table-cell>
          <table:table-cell table:style-name="ce5" office:value-type="float" office:value="0.0166438779994469">
            <text:p>1.66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= 3 (M_ll &gt; 150 GeV)</text:p>
          </table:table-cell>
          <table:table-cell table:style-name="ce4" office:value-type="float" office:value="0.00118139539990267">
            <text:p>1.18139540E-03</text:p>
          </table:table-cell>
          <table:table-cell table:style-name="ce5" office:value-type="float" office:value="0.017249743875469">
            <text:p>1.72E-02</text:p>
          </table:table-cell>
          <table:table-cell table:number-columns-repeated="1017"/>
        </table:table-row>
        <table:table-row table:style-name="ro1">
          <table:table-cell office:value-type="string">
            <text:p>= 2 (M_ll &lt; 150 GeV)</text:p>
          </table:table-cell>
          <table:table-cell table:style-name="ce4" table:formula="of:=[.B15]*[.B13]*1000/([.E4]+[.E6])" office:value-type="float" office:value="0.00000742888435006459">
            <text:p>7.42888435E-06</text:p>
          </table:table-cell>
          <table:table-cell table:style-name="ce4" table:formula="of:=[.B15]*[.B13]*1000/([.E4]+[.E6])" office:value-type="float" office:value="0.00000742888435006459">
            <text:p>7.42888435E-06</text:p>
          </table:table-cell>
          <table:table-cell/>
          <table:table-cell office:value-type="string">
            <text:p>= 4 (M_ll &gt; 150 GeV)</text:p>
          </table:table-cell>
          <table:table-cell table:style-name="ce4" office:value-type="float" office:value="0.00115891212020016">
            <text:p>1.15891212E-03</text:p>
          </table:table-cell>
          <table:table-cell table:style-name="ce5" office:value-type="float" office:value="0.0134420498967478">
            <text:p>1.34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= 3 (M_ll &lt; 150 GeV)</text:p>
          </table:table-cell>
          <table:table-cell table:style-name="ce4" table:formula="of:=[.B15]*[.B13]*1000/([.E4]+[.E7])" office:value-type="float" office:value="0.0000162808442773574">
            <text:p>1.62808443E-05</text:p>
          </table:table-cell>
          <table:table-cell table:style-name="ce4" table:formula="of:=[.B15]*[.B13]*1000/([.E4]+[.E7])" office:value-type="float" office:value="0.0000162808442773574">
            <text:p>1.62808443E-0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= 4 (M_ll &lt; 150 GeV)</text:p>
          </table:table-cell>
          <table:table-cell table:style-name="ce4" table:formula="of:=[.B15]*[.B13]*1000/([.E4]+[.E8])" office:value-type="float" office:value="0.0000575970077608207">
            <text:p>5.75970078E-05</text:p>
          </table:table-cell>
          <table:table-cell table:style-name="ce4" table:formula="of:=[.B15]*[.B13]*1000/([.E4]+[.E8])" office:value-type="float" office:value="0.0000575970077608207">
            <text:p>5.75970078E-05</text:p>
          </table:table-cell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WJets 13 Te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e</text:p>
          </table:table-cell>
          <table:table-cell office:value-type="string">
            <text:p>Xsection (LO, PREP) [pb]</text:p>
          </table:table-cell>
          <table:table-cell office:value-type="string">
            <text:p>NeventsDBS</text:p>
          </table:table-cell>
          <table:table-cell office:value-type="string">
            <text:p>Nprocessed</text:p>
          </table:table-cell>
          <table:table-cell office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JetsToLNu_TuneCUETP8M1_13TeV-madgraphMLM-pythia8</text:p>
          </table:table-cell>
          <table:table-cell office:value-type="float" office:value="50380">
            <text:p>50380</text:p>
          </table:table-cell>
          <table:table-cell table:style-name="ce6" office:value-type="float" office:value="26069943">
            <text:p>26069943</text:p>
          </table:table-cell>
          <table:table-cell table:style-name="ce8" table:formula="of:=[.C37]" office:value-type="float" office:value="26069943">
            <text:p>26069943</text:p>
          </table:table-cell>
          <table:table-cell table:formula="of:=[.D37]/[.B37]" office:value-type="float" office:value="517.466117506947">
            <text:p>517.466117506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1JetsToLNu_TuneCUETP8M1_13TeV-madgraphMLM-pythia8</text:p>
          </table:table-cell>
          <table:table-cell table:style-name="ce3" table:formula="of:=[.B37]*0.191435" office:value-type="float" office:value="9644.4953">
            <text:p>9644.5</text:p>
          </table:table-cell>
          <table:table-cell table:style-name="ce7" office:value-type="float" office:value="45168895">
            <text:p>45168895</text:p>
          </table:table-cell>
          <table:table-cell table:formula="of:=[.C38]" office:value-type="float" office:value="45168895">
            <text:p>45168895</text:p>
          </table:table-cell>
          <table:table-cell table:formula="of:=[.D38]/[.B38]" office:value-type="float" office:value="4683.38607620038">
            <text:p>4683.386076200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2JetsToLNu_TuneCUETP8M1_13TeV-madgraphMLM-pythia8</text:p>
          </table:table-cell>
          <table:table-cell table:style-name="ce3" table:formula="of:=[.B37]*0.0624155" office:value-type="float" office:value="3144.49289">
            <text:p>3144.5</text:p>
          </table:table-cell>
          <table:table-cell table:style-name="ce6" office:value-type="float" office:value="27655104">
            <text:p>27655104</text:p>
          </table:table-cell>
          <table:table-cell table:formula="of:=[.C39]" office:value-type="float" office:value="27655104">
            <text:p>27655104</text:p>
          </table:table-cell>
          <table:table-cell table:formula="of:=[.D39]/[.B39]" office:value-type="float" office:value="8794.77390072903">
            <text:p>8794.77390072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3JetsToLNu_TuneCUETP8M1_13TeV-madgraphMLM-pythia8</text:p>
          </table:table-cell>
          <table:table-cell table:style-name="ce3" table:formula="of:=[.B37]*0.0189519" office:value-type="float" office:value="954.796722">
            <text:p>954.8</text:p>
          </table:table-cell>
          <table:table-cell table:style-name="ce6" office:value-type="float" office:value="7884058">
            <text:p>7884058</text:p>
          </table:table-cell>
          <table:table-cell table:formula="of:=[.C40]" office:value-type="float" office:value="7884058">
            <text:p>7884058</text:p>
          </table:table-cell>
          <table:table-cell table:formula="of:=[.D40]/[.B40]" office:value-type="float" office:value="8257.31573887829">
            <text:p>8257.315738878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4JetsToLNu_TuneCUETP8M1_13TeV-madgraphMLM-pythia8</text:p>
          </table:table-cell>
          <table:table-cell table:style-name="ce3" table:formula="of:=[.B37]*0.00963899" office:value-type="float" office:value="485.6123162">
            <text:p>485.6</text:p>
          </table:table-cell>
          <table:table-cell table:style-name="ce6" office:value-type="float" office:value="8928213">
            <text:p>8928213</text:p>
          </table:table-cell>
          <table:table-cell table:formula="of:=[.C41]" office:value-type="float" office:value="8928213">
            <text:p>8928213</text:p>
          </table:table-cell>
          <table:table-cell table:formula="of:=[.D41]/[.B41]" office:value-type="float" office:value="18385.4747957482">
            <text:p>18385.47479574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NLO Xsection [pb]</text:p>
          </table:table-cell>
          <table:table-cell office:value-type="float" office:value="61526.7">
            <text:p>61526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 to NNLO correction factor</text:p>
          </table:table-cell>
          <table:table-cell table:formula="of:=[.B43]/[.B37]" office:value-type="float" office:value="1.22125248114331">
            <text:p>1.22125248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zed luminosity (data) [fb^-1]</text:p>
          </table:table-cell>
          <table:table-cell office:value-type="float" office:value="0.001">
            <text:p>0.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jet bin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1">
          <table:table-cell office:value-type="string">
            <text:p>= 0</text:p>
          </table:table-cell>
          <table:table-cell table:style-name="ce4" table:formula="of:=[.B47]*[.B45]*1000/([.E37])" office:value-type="float" office:value="0.00236006269749036">
            <text:p>2.36006270E-03</text:p>
          </table:table-cell>
          <table:table-cell table:number-columns-repeated="1022"/>
        </table:table-row>
        <table:table-row table:style-name="ro1">
          <table:table-cell office:value-type="string">
            <text:p>= 1</text:p>
          </table:table-cell>
          <table:table-cell table:style-name="ce4" table:formula="of:=[.B47]*[.B45]*1000/([.E37]+[.E38])" office:value-type="float" office:value="0.000234817763638994">
            <text:p>2.34817764E-04</text:p>
          </table:table-cell>
          <table:table-cell table:number-columns-repeated="1022"/>
        </table:table-row>
        <table:table-row table:style-name="ro1">
          <table:table-cell office:value-type="string">
            <text:p>= 2</text:p>
          </table:table-cell>
          <table:table-cell table:style-name="ce4" table:formula="of:=[.B47]*[.B45]*1000/([.E37]+[.E39])" office:value-type="float" office:value="0.000131144867266281">
            <text:p>1.31144867E-04</text:p>
          </table:table-cell>
          <table:table-cell table:number-columns-repeated="1022"/>
        </table:table-row>
        <table:table-row table:style-name="ro1">
          <table:table-cell office:value-type="string">
            <text:p>= 3</text:p>
          </table:table-cell>
          <table:table-cell table:style-name="ce4" table:formula="of:=[.B47]*[.B45]*1000/([.E37]+[.E40])" office:value-type="float" office:value="0.000139177531832843">
            <text:p>1.39177532E-04</text:p>
          </table:table-cell>
          <table:table-cell table:number-columns-repeated="1022"/>
        </table:table-row>
        <table:table-row table:style-name="ro1">
          <table:table-cell office:value-type="string">
            <text:p>= 4</text:p>
          </table:table-cell>
          <table:table-cell table:style-name="ce4" table:formula="of:=[.B47]*[.B45]*1000/([.E37]+[.E41])" office:value-type="float" office:value="0.0000646064803750692">
            <text:p>6.46064804E-05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number-style style:name="N115">
      <number:number number:decimal-places="1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scientific-number number:decimal-places="13" number:min-integer-digits="1" number:min-exponent-digits="2"/>
    </number:number-style>
    <number:number-style style:name="N119">
      <number:scientific-number number:decimal-places="8" number:min-integer-digits="1" number:min-exponent-digits="2"/>
    </number:number-style>
    <number:number-style style:name="N120">
      <number:number number:decimal-places="8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88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62cm solid #865357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026cm solid #c0c0c0" fo:padding="0.071cm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14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eelken</meta:initial-creator>
    <meta:creation-date>2012-10-03T15:51:28.842999900</meta:creation-date>
    <dc:date>2017-12-07T14:24:19</dc:date>
    <meta:editing-cycles>11</meta:editing-cycles>
    <meta:editing-duration>P4DT2H23M14S</meta:editing-duration>
    <meta:generator>OpenOffice/4.1.1$Unix OpenOffice.org_project/411m6$Build-9775</meta:generator>
    <dc:creator>Hale Sert</dc:creator>
    <meta:document-statistic meta:table-count="1" meta:cell-count="124" meta:object-count="0"/>
  </office:meta>
</office:document-meta>
</file>